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“He's gay”. Such a statement is not merely a factual statement such as “he has two arms”, or “he wears a gray suit”. It is normal for human beings to bear two arms. Suits are normal attire. Society tells us this. However, society tells us that being gay is not normal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Chen</meta:initial-creator>
    <meta:creation-date>2011-03-31T22:50:09</meta:creation-date>
    <dc:date>2011-04-01T00:33:30</dc:date>
    <dc:creator>Robert Chen</dc:creator>
    <meta:editing-duration>PT01H43M22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1" meta:word-count="54" meta:character-count="269"/>
  </office:meta>
</office:document-meta>
</file>